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A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ersistent?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:ref:`id&lt;DXL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int8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:ref:`baud&lt;DXL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8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sensor_0&lt;Sensors&gt;`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float32</text:p>
          </table:table-cell>
          <table:table-cell table:style-name="ce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sensor_1&lt;Sensors&gt;`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float32</text:p>
          </table:table-cell>
          <table:table-cell table:style-name="ce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sensor_2&lt;Sensors&gt;`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float32</text:p>
          </table:table-cell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:ref:`sensor_3&lt;Sensors&gt;`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2" office:value-type="string" calcext:value-type="string">
            <text:p>float32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20:44:10.372259357</meta:creation-date>
    <meta:generator>LibreOffice/6.0.7.3$Linux_X86_64 LibreOffice_project/00m0$Build-3</meta:generator>
    <dc:date>2021-01-19T22:04:09.092425530</dc:date>
    <meta:editing-duration>PT1H9M28S</meta:editing-duration>
    <meta:editing-cycles>3</meta:editing-cycles>
    <meta:document-statistic meta:table-count="1" meta:cell-count="41" meta:object-count="0"/>
  </office:meta>
</office:document-meta>
</file>